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e9d8" officeooo:paragraph-rsid="001de9d8"/>
    </style:style>
    <style:style style:name="P2" style:family="paragraph" style:parent-style-name="Standard">
      <style:text-properties officeooo:rsid="001ffd25" officeooo:paragraph-rsid="001ffd25"/>
    </style:style>
    <style:style style:name="P3" style:family="paragraph" style:parent-style-name="Standard">
      <style:text-properties officeooo:rsid="001ffd25" officeooo:paragraph-rsid="00240ad1"/>
    </style:style>
    <style:style style:name="P4" style:family="paragraph" style:parent-style-name="Standard">
      <style:text-properties officeooo:rsid="00223e06" officeooo:paragraph-rsid="00223e06"/>
    </style:style>
    <style:style style:name="P5" style:family="paragraph" style:parent-style-name="Standard">
      <style:text-properties officeooo:paragraph-rsid="001de9d8"/>
    </style:style>
    <style:style style:name="P6" style:family="paragraph" style:parent-style-name="Standard">
      <style:text-properties officeooo:rsid="001de9d8" officeooo:paragraph-rsid="001de9d8"/>
    </style:style>
    <style:style style:name="P7" style:family="paragraph" style:parent-style-name="Standard">
      <style:text-properties officeooo:paragraph-rsid="00240ad1"/>
    </style:style>
    <style:style style:name="P8" style:family="paragraph" style:parent-style-name="Standard">
      <style:text-properties officeooo:rsid="00240ad1" officeooo:paragraph-rsid="00240ad1"/>
    </style:style>
    <style:style style:name="P9" style:family="paragraph" style:parent-style-name="Standard">
      <style:text-properties officeooo:rsid="002543e1" officeooo:paragraph-rsid="002543e1"/>
    </style:style>
    <style:style style:name="P10" style:family="paragraph" style:parent-style-name="Standard">
      <style:text-properties officeooo:rsid="0026c961" officeooo:paragraph-rsid="0026c961"/>
    </style:style>
    <style:style style:name="P11" style:family="paragraph" style:parent-style-name="Standard">
      <style:text-properties officeooo:rsid="0026c961" officeooo:paragraph-rsid="0026db3f"/>
    </style:style>
    <style:style style:name="P12" style:family="paragraph" style:parent-style-name="Standard">
      <style:text-properties officeooo:rsid="0026c961" officeooo:paragraph-rsid="00326a03"/>
    </style:style>
    <style:style style:name="P13" style:family="paragraph" style:parent-style-name="Standard">
      <style:text-properties officeooo:rsid="0027ae25" officeooo:paragraph-rsid="0027ae25"/>
    </style:style>
    <style:style style:name="P14" style:family="paragraph" style:parent-style-name="Standard">
      <style:text-properties officeooo:rsid="00287944" officeooo:paragraph-rsid="00287944"/>
    </style:style>
    <style:style style:name="P15" style:family="paragraph" style:parent-style-name="Standard">
      <style:text-properties officeooo:rsid="0028fc93" officeooo:paragraph-rsid="0028fc93"/>
    </style:style>
    <style:style style:name="P16" style:family="paragraph" style:parent-style-name="Standard">
      <style:text-properties officeooo:rsid="0029d4c1" officeooo:paragraph-rsid="001de9d8"/>
    </style:style>
    <style:style style:name="P17" style:family="paragraph" style:parent-style-name="Standard">
      <style:text-properties officeooo:rsid="002de505" officeooo:paragraph-rsid="002e3495"/>
    </style:style>
    <style:style style:name="P18" style:family="paragraph" style:parent-style-name="Standard">
      <style:text-properties officeooo:rsid="001f2129" officeooo:paragraph-rsid="001de9d8"/>
    </style:style>
    <style:style style:name="P19" style:family="paragraph" style:parent-style-name="Standard">
      <style:text-properties officeooo:rsid="002e3495" officeooo:paragraph-rsid="002e3495"/>
    </style:style>
    <style:style style:name="P20" style:family="paragraph" style:parent-style-name="Standard">
      <style:paragraph-properties fo:line-height="100%"/>
      <style:text-properties fo:color="#d4d4d4" style:font-name="Consolas" fo:font-size="10.5pt" fo:font-weight="normal" officeooo:rsid="00306389" officeooo:paragraph-rsid="00306389" fo:background-color="#1e1e1e"/>
    </style:style>
    <style:style style:name="P21" style:family="paragraph" style:parent-style-name="Standard">
      <style:paragraph-properties fo:line-height="100%"/>
      <style:text-properties fo:color="#d4d4d4" style:font-name="Consolas" fo:font-size="10.5pt" fo:font-weight="normal" fo:background-color="#1e1e1e"/>
    </style:style>
    <style:style style:name="P22" style:family="paragraph" style:parent-style-name="Standard">
      <style:text-properties fo:color="#d4d4d4" style:font-name="Consolas" fo:font-size="10.5pt" fo:font-weight="normal" officeooo:rsid="00317f7a" officeooo:paragraph-rsid="00317f7a" fo:background-color="#1e1e1e"/>
    </style:style>
    <style:style style:name="P23" style:family="paragraph" style:parent-style-name="Standard">
      <style:paragraph-properties fo:line-height="100%"/>
      <style:text-properties fo:color="#d4d4d4" fo:background-color="#1e1e1e"/>
    </style:style>
    <style:style style:name="P24" style:family="paragraph" style:parent-style-name="Standard">
      <style:paragraph-properties fo:line-height="100%"/>
    </style:style>
    <style:style style:name="P25" style:family="paragraph" style:parent-style-name="Standard">
      <style:text-properties officeooo:rsid="00338733" officeooo:paragraph-rsid="00338733"/>
    </style:style>
    <style:style style:name="P26" style:family="paragraph" style:parent-style-name="Standard">
      <style:text-properties officeooo:rsid="00339315" officeooo:paragraph-rsid="0027ae25"/>
    </style:style>
    <style:style style:name="P27" style:family="paragraph" style:parent-style-name="Standard">
      <style:text-properties officeooo:rsid="00339315" officeooo:paragraph-rsid="00339315"/>
    </style:style>
    <style:style style:name="P28" style:family="paragraph" style:parent-style-name="Standard">
      <style:text-properties officeooo:rsid="00355ad1" officeooo:paragraph-rsid="00355ad1"/>
    </style:style>
    <style:style style:name="P29" style:family="paragraph" style:parent-style-name="Standard">
      <style:text-properties officeooo:rsid="00355ad1" officeooo:paragraph-rsid="0035f229"/>
    </style:style>
    <style:style style:name="P30" style:family="paragraph" style:parent-style-name="Standard">
      <style:text-properties officeooo:rsid="0035f229" officeooo:paragraph-rsid="0035f229"/>
    </style:style>
    <style:style style:name="P31" style:family="paragraph" style:parent-style-name="Standard">
      <style:text-properties officeooo:rsid="001f86b0" officeooo:paragraph-rsid="0036e79b"/>
    </style:style>
    <style:style style:name="P32" style:family="paragraph" style:parent-style-name="Standard">
      <style:text-properties officeooo:rsid="00002019" officeooo:paragraph-rsid="0036e79b"/>
    </style:style>
    <style:style style:name="P33" style:family="paragraph" style:parent-style-name="Standard">
      <style:text-properties officeooo:rsid="001e1c55" officeooo:paragraph-rsid="0036e79b"/>
    </style:style>
    <style:style style:name="P34" style:family="paragraph" style:parent-style-name="Standard">
      <style:text-properties officeooo:rsid="0001c361" officeooo:paragraph-rsid="0036e79b"/>
    </style:style>
    <style:style style:name="P35" style:family="paragraph" style:parent-style-name="Standard">
      <style:text-properties officeooo:rsid="001bc7e0" officeooo:paragraph-rsid="0036e79b"/>
    </style:style>
    <style:style style:name="P36" style:family="paragraph" style:parent-style-name="Standard">
      <style:text-properties style:text-underline-style="solid" style:text-underline-width="auto" style:text-underline-color="font-color" officeooo:rsid="001bc7e0" officeooo:paragraph-rsid="0036e79b"/>
    </style:style>
    <style:style style:name="P37" style:family="paragraph" style:parent-style-name="Standard">
      <style:text-properties style:text-underline-style="solid" style:text-underline-width="auto" style:text-underline-color="font-color" officeooo:rsid="001ca6c6" officeooo:paragraph-rsid="0036e79b"/>
    </style:style>
    <style:style style:name="P38" style:family="paragraph" style:parent-style-name="Standard">
      <style:text-properties style:text-underline-style="solid" style:text-underline-width="auto" style:text-underline-color="font-color" officeooo:rsid="001df406" officeooo:paragraph-rsid="0036e79b"/>
    </style:style>
    <style:style style:name="P39" style:family="paragraph" style:parent-style-name="Standard">
      <style:text-properties style:text-underline-style="none" officeooo:rsid="001df406" officeooo:paragraph-rsid="0036e79b"/>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Text_20_body">
      <style:text-properties officeooo:paragraph-rsid="00306389"/>
    </style:style>
    <style:style style:name="P44" style:family="paragraph" style:parent-style-name="Text_20_body">
      <style:text-properties officeooo:rsid="00306389" officeooo:paragraph-rsid="00306389"/>
    </style:style>
    <style:style style:name="P45" style:family="paragraph" style:parent-style-name="Text_20_body">
      <style:text-properties officeooo:rsid="00317f7a" officeooo:paragraph-rsid="00317f7a"/>
    </style:style>
    <style:style style:name="P46" style:family="paragraph" style:parent-style-name="Text_20_body">
      <style:text-properties officeooo:paragraph-rsid="00317f7a"/>
    </style:style>
    <style:style style:name="P47" style:family="paragraph" style:parent-style-name="Text_20_body">
      <style:text-properties officeooo:rsid="00326a03" officeooo:paragraph-rsid="00326a03"/>
    </style:style>
    <style:style style:name="P48" style:family="paragraph" style:parent-style-name="Text_20_body">
      <style:text-properties officeooo:rsid="002e3495" officeooo:paragraph-rsid="002e51c9"/>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2">
      <style:text-properties officeooo:rsid="002e3495" officeooo:paragraph-rsid="002e3495"/>
    </style:style>
    <style:style style:name="P55" style:family="paragraph" style:parent-style-name="Standard">
      <style:text-properties officeooo:paragraph-rsid="00391022"/>
    </style:style>
    <style:style style:name="P56" style:family="paragraph" style:parent-style-name="Standard">
      <style:paragraph-properties fo:line-height="100%"/>
    </style:style>
    <style:style style:name="P57" style:family="paragraph" style:parent-style-name="Standard">
      <style:paragraph-properties fo:line-height="100%"/>
      <style:text-properties fo:color="#d4d4d4" style:font-name="Consolas" fo:font-size="10.5pt" fo:font-weight="normal" fo:background-color="#1e1e1e"/>
    </style:style>
    <style:style style:name="P58" style:family="paragraph" style:parent-style-name="Standard">
      <style:paragraph-properties fo:line-height="100%"/>
      <style:text-properties fo:color="#d4d4d4" style:font-name="Consolas" fo:font-size="10.5pt" fo:font-weight="normal" officeooo:paragraph-rsid="00338733" fo:background-color="#1e1e1e"/>
    </style:style>
    <style:style style:name="P59" style:family="paragraph" style:parent-style-name="Standard">
      <style:text-properties fo:color="#d4d4d4" style:font-name="Consolas" fo:font-size="10.5pt" fo:font-weight="normal" officeooo:rsid="00306389" officeooo:paragraph-rsid="00306389" fo:background-color="#1e1e1e"/>
    </style:style>
    <style:style style:name="P60" style:family="paragraph" style:parent-style-name="Standard">
      <style:paragraph-properties fo:line-height="100%"/>
      <style:text-properties fo:color="#d4d4d4" fo:background-color="#1e1e1e"/>
    </style:style>
    <style:style style:name="T1" style:family="text">
      <style:text-properties officeooo:rsid="002de505"/>
    </style:style>
    <style:style style:name="T2" style:family="text">
      <style:text-properties officeooo:rsid="001de9d8"/>
    </style:style>
    <style:style style:name="T3" style:family="text">
      <style:text-properties officeooo:rsid="001e4f7e"/>
    </style:style>
    <style:style style:name="T4" style:family="text">
      <style:text-properties officeooo:rsid="00240ad1"/>
    </style:style>
    <style:style style:name="T5" style:family="text">
      <style:text-properties style:font-name="Consolas" fo:font-size="10.5pt" fo:font-weight="normal"/>
    </style:style>
    <style:style style:name="T6" style:family="text">
      <style:text-properties fo:color="#d4d4d4" style:font-name="Consolas" fo:font-size="10.5pt" fo:font-weight="normal" fo:background-color="#1e1e1e" loext:char-shading-value="0"/>
    </style:style>
    <style:style style:name="T7" style:family="text">
      <style:text-properties fo:color="#d4d4d4" style:font-name="Consolas" fo:font-size="10.5pt" fo:font-weight="normal" officeooo:rsid="00317f7a" fo:background-color="#1e1e1e" loext:char-shading-value="0"/>
    </style:style>
    <style:style style:name="T8" style:family="text">
      <style:text-properties fo:color="#9cdcfe"/>
    </style:style>
    <style:style style:name="T9" style:family="text">
      <style:text-properties fo:color="#9cdcfe" style:font-name="Consolas" fo:font-size="10.5pt" fo:font-weight="normal"/>
    </style:style>
    <style:style style:name="T10" style:family="text">
      <style:text-properties fo:color="#9cdcfe" style:font-name="Consolas" fo:font-size="10.5pt" fo:font-weight="normal" fo:background-color="#1e1e1e" loext:char-shading-value="0"/>
    </style:style>
    <style:style style:name="T11" style:family="text">
      <style:text-properties fo:color="#ce9178"/>
    </style:style>
    <style:style style:name="T12" style:family="text">
      <style:text-properties fo:color="#ce9178" style:font-name="Consolas" fo:font-size="10.5pt" fo:font-weight="normal"/>
    </style:style>
    <style:style style:name="T13" style:family="text">
      <style:text-properties fo:color="#ce9178" style:font-name="Consolas" fo:font-size="10.5pt" fo:font-weight="normal" fo:background-color="#1e1e1e" loext:char-shading-value="0"/>
    </style:style>
    <style:style style:name="T14" style:family="text">
      <style:text-properties fo:color="#d7ba7d"/>
    </style:style>
    <style:style style:name="T15" style:family="text">
      <style:text-properties fo:color="#d7ba7d" style:font-name="Consolas" fo:font-size="10.5pt" fo:font-weight="normal"/>
    </style:style>
    <style:style style:name="T16" style:family="text">
      <style:text-properties fo:color="#b5cea8" style:font-name="Consolas" fo:font-size="10.5pt" fo:font-weight="normal"/>
    </style:style>
    <style:style style:name="T17" style:family="text">
      <style:text-properties fo:color="#b5cea8" style:font-name="Consolas" fo:font-size="10.5pt" fo:font-weight="normal" officeooo:rsid="0037504d"/>
    </style:style>
    <style:style style:name="T18" style:family="text">
      <style:text-properties officeooo:rsid="0026db3f"/>
    </style:style>
    <style:style style:name="T19" style:family="text">
      <style:text-properties officeooo:rsid="0027ae25"/>
    </style:style>
    <style:style style:name="T20" style:family="text">
      <style:text-properties officeooo:rsid="00287944"/>
    </style:style>
    <style:style style:name="T21" style:family="text">
      <style:text-properties officeooo:rsid="0028fc93"/>
    </style:style>
    <style:style style:name="T22" style:family="text">
      <style:text-properties officeooo:rsid="002e3495"/>
    </style:style>
    <style:style style:name="T23" style:family="text">
      <style:text-properties officeooo:rsid="002e51c9"/>
    </style:style>
    <style:style style:name="T24" style:family="text">
      <style:text-properties officeooo:rsid="002f1aba"/>
    </style:style>
    <style:style style:name="T25" style:family="text">
      <style:text-properties fo:color="#c586c0"/>
    </style:style>
    <style:style style:name="T26" style:family="text">
      <style:text-properties fo:color="#c586c0" style:font-name="Consolas" fo:font-size="10.5pt" fo:font-weight="normal"/>
    </style:style>
    <style:style style:name="T27" style:family="text">
      <style:text-properties fo:color="#c586c0" style:font-name="Consolas" fo:font-size="10.5pt" fo:font-weight="normal" fo:background-color="#1e1e1e" loext:char-shading-value="0"/>
    </style:style>
    <style:style style:name="T28" style:family="text">
      <style:text-properties officeooo:rsid="00317f7a"/>
    </style:style>
    <style:style style:name="T29" style:family="text">
      <style:text-properties officeooo:rsid="00326a03"/>
    </style:style>
    <style:style style:name="T30" style:family="text">
      <style:text-properties fo:font-weight="bold" style:font-weight-asian="bold" style:font-weight-complex="bold"/>
    </style:style>
    <style:style style:name="T31" style:family="text">
      <style:text-properties officeooo:rsid="00339315"/>
    </style:style>
    <style:style style:name="T32" style:family="text">
      <style:text-properties officeooo:rsid="003608c7"/>
    </style:style>
    <style:style style:name="T33" style:family="text">
      <style:text-properties style:font-name="Liberation Sans" fo:font-size="16.1000003814697pt" fo:font-weight="bold" officeooo:rsid="003608c7" style:font-name-asian="Microsoft YaHei" style:font-size-asian="16.1000003814697pt" style:font-weight-asian="bold" style:font-name-complex="Arial" style:font-size-complex="16.1000003814697pt" style:font-weight-complex="bold"/>
    </style:style>
    <style:style style:name="T34" style:family="text">
      <style:text-properties officeooo:rsid="0036e79b"/>
    </style:style>
    <style:style style:name="T35" style:family="text">
      <style:text-properties officeooo:rsid="0033873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0"><text:a xlink:type="simple" xlink:href="#__RefHeading___Toc3727_997465945" text:style-name="Index_20_Link" text:visited-style-name="Index_20_Link">Documentación del proceso de desarrollo<text:tab/>2</text:a></text:p>
          <text:p text:style-name="P40"><text:a xlink:type="simple" xlink:href="#__RefHeading___Toc3729_997465945" text:style-name="Index_20_Link" text:visited-style-name="Index_20_Link">Justificación de las decisiones tomadas en el desarrollo<text:tab/>3</text:a></text:p>
          <text:p text:style-name="P41"><text:a xlink:type="simple" xlink:href="#__RefHeading___Toc3731_997465945" text:style-name="Index_20_Link" text:visited-style-name="Index_20_Link">Decisiones sobre la estructura de archivos<text:tab/>3</text:a></text:p>
          <text:p text:style-name="P41"><text:a xlink:type="simple" xlink:href="#__RefHeading___Toc919_1686681249" text:style-name="Index_20_Link" text:visited-style-name="Index_20_Link">Decisiones sobre cuando usar Bootstrap<text:tab/>3</text:a></text:p>
          <text:p text:style-name="P41"><text:a xlink:type="simple" xlink:href="#__RefHeading___Toc921_1686681249" text:style-name="Index_20_Link" text:visited-style-name="Index_20_Link">Importación de Bootstrap<text:tab/>3</text:a></text:p>
          <text:p text:style-name="P41"><text:a xlink:type="simple" xlink:href="#__RefHeading___Toc923_1686681249" text:style-name="Index_20_Link" text:visited-style-name="Index_20_Link">Customize de Bootstrap<text:tab/>4</text:a></text:p>
          <text:p text:style-name="P41"><text:a xlink:type="simple" xlink:href="#__RefHeading___Toc925_1686681249" text:style-name="Index_20_Link" text:visited-style-name="Index_20_Link">Soporte de grid<text:tab/>4</text:a></text:p>
          <text:p text:style-name="P41"><text:a xlink:type="simple" xlink:href="#__RefHeading___Toc3735_997465945" text:style-name="Index_20_Link" text:visited-style-name="Index_20_Link">Decisiones de diseño del sitio web<text:tab/>5</text:a></text:p>
          <text:p text:style-name="P42"><text:a xlink:type="simple" xlink:href="#__RefHeading___Toc927_1686681249" text:style-name="Index_20_Link" text:visited-style-name="Index_20_Link">Página: Portada<text:tab/>5</text:a></text:p>
          <text:p text:style-name="P42"><text:a xlink:type="simple" xlink:href="#__RefHeading___Toc929_1686681249" text:style-name="Index_20_Link" text:visited-style-name="Index_20_Link">Página: La Banda<text:tab/>5</text:a></text:p>
          <text:p text:style-name="P42"><text:a xlink:type="simple" xlink:href="#__RefHeading___Toc931_1686681249" text:style-name="Index_20_Link" text:visited-style-name="Index_20_Link">Página: La Historia<text:tab/>6</text:a></text:p>
          <text:p text:style-name="P42"><text:a xlink:type="simple" xlink:href="#__RefHeading___Toc933_1686681249" text:style-name="Index_20_Link" text:visited-style-name="Index_20_Link">Página: Gira 2021<text:tab/>6</text:a></text:p>
          <text:p text:style-name="P40"><text:a xlink:type="simple" xlink:href="#__RefHeading___Toc3737_997465945" text:style-name="Index_20_Link" text:visited-style-name="Index_20_Link">Justificación de la selección de la metodología y guía de estilos y memoria de la aplicación de los criterios elegidos.<text:tab/>6</text:a></text:p>
          <text:p text:style-name="P40"><text:a xlink:type="simple" xlink:href="#__RefHeading___Toc3741_997465945" text:style-name="Index_20_Link" text:visited-style-name="Index_20_Link">Conclusiones<text:tab/>7</text:a></text:p>
          <text:p text:style-name="P40"><text:a xlink:type="simple" xlink:href="#__RefHeading___Toc1902_1686681249" text:style-name="Index_20_Link" text:visited-style-name="Index_20_Link">Anexo I. Enlaces a las fuentes de las imágenes con licencias gratuitas o Creative Commons<text:tab/>7</text:a></text:p>
        </text:index-body>
      </text:table-of-content>
      <text:h text:style-name="P52" text:outline-level="1"/>
      <text:h text:style-name="P53" text:outline-level="1"><text:bookmark-start text:name="__RefHeading___Toc3727_997465945"/>Documentació<text:span text:style-name="T2">n</text:span> del proc<text:span text:style-name="T2">e</text:span>s<text:span text:style-name="T2">o</text:span> de des<text:span text:style-name="T2">arrollo</text:span><text:bookmark-end text:name="__RefHeading___Toc3727_997465945"/></text:h>
      <text:p text:style-name="P6">Para el desarrollo de la página se han seguido los siguientes pasos:</text:p>
      <text:p text:style-name="P5"/>
      <text:p text:style-name="P16">1.- <text:span text:style-name="T1">Clonación de Boilerplate de la PEC1.</text:span></text:p>
      <text:p text:style-name="P17">He continuado utilizando la<text:span text:style-name="T3"> las recomendaciones de mdo junto con la nomenclatura de BEM. Por ello he mantenido la instalación y configuración de stylelint. También he continuado usando la librería de iconos fontawesome y el módulo para añadir opciones de accesibilidad al front-end “accessibility”</text:span></text:p>
      <text:p text:style-name="P5"/>
      <text:p text:style-name="P19">2.- He añadido la dependencia bootstrap par poder utilizar la librería de componentes</text:p>
      <text:p text:style-name="P19">npm install @popperjs/core bootstrap@next --save.</text:p>
      <text:p text:style-name="P18"/>
      <text:p text:style-name="P3"><text:span text:style-name="T22">3.- </text:span>Para facilitar el desarrollo <text:span text:style-name="T22">he continuado </text:span>utilizado parcel versión dev para poder apreciar los cambios de forma dinámica en la página web. <text:s/>Parcel está integrado con el precompilador Sass.</text:p>
      <text:p text:style-name="P7"/>
      <text:p text:style-name="P3">También se han utilizado las herramientas para el desarrollador de Firefox Developer edition para analizar la aplicación de los estilos a los elementos html. Se ha utilizado asimismo la herramienta para comprobar como se ajustaba la página de forma responsive a los diferentes dispositivos móviles.</text:p>
      <text:p text:style-name="P2">Una vez finalizado el desarrollo se ha procedido a generar la versión de producción con parcel build</text:p>
      <text:p text:style-name="P2"/>
      <text:p text:style-name="P2">Se ha utilizado Github como repositorio</text:p>
      <text:p text:style-name="P2"/>
      <text:p text:style-name="P8">Se puede acceder al repositorio en:</text:p>
      <text:p text:style-name="P8"><text:a xlink:type="simple" xlink:href="https://github.com/ptousd/eines2_pec2" text:style-name="Internet_20_link" text:visited-style-name="Visited_20_Internet_20_Link">https://github.com/ptousd/eines2_</text:a><text:a xlink:type="simple" xlink:href="https://github.com/ptousd/eines2_pec2" text:style-name="Internet_20_link" text:visited-style-name="Visited_20_Internet_20_Link"><text:span text:style-name="T22">pec2</text:span></text:a></text:p>
      <text:p text:style-name="P8"/>
      <text:p text:style-name="P7"/>
      <text:p text:style-name="P4">Para paso a producción se ha utilizado Netlify.</text:p>
      <text:p text:style-name="P8">Se puede acceder al proyecto en la url:</text:p>
      <text:p text:style-name="P8"><text:a xlink:type="simple" xlink:href="https://thirsty-benz-a83646.netlify.app/" text:style-name="Internet_20_link" text:visited-style-name="Visited_20_Internet_20_Link">https://thirsty-benz-a83646.netlify.app</text:a></text:p>
      <text:p text:style-name="P8"/>
      <text:p text:style-name="P8"/>
      <text:p text:style-name="P9">Una vez en producción se ha analizado el código con las siguientes herramientas:</text:p>
      <text:p text:style-name="P9">Para corregir problemas de html</text:p>
      <text:p text:style-name="P9"><text:a xlink:type="simple" xlink:href="https://validator.w3.org/" text:style-name="Internet_20_link" text:visited-style-name="Visited_20_Internet_20_Link">https://validator.w3.org/</text:a></text:p>
      <text:p text:style-name="P9"/>
      <text:p text:style-name="P9">Para corregir problemas de css</text:p>
      <text:p text:style-name="P9"><text:a xlink:type="simple" xlink:href="https://jigsaw.w3.org/css-validator" text:style-name="Internet_20_link" text:visited-style-name="Visited_20_Internet_20_Link">https://jigsaw.w3.org/css-validator</text:a></text:p>
      <text:p text:style-name="P9"/>
      <text:p text:style-name="P9">Para validar accesibilidad de las páginas online</text:p>
      <text:p text:style-name="P9"><text:a xlink:type="simple" xlink:href="https://achecker.ca/checker/index.php" text:style-name="Internet_20_link" text:visited-style-name="Visited_20_Internet_20_Link">https://achecker.ca/checker/index.php</text:a></text:p>
      <text:p text:style-name="P9"/>
      <text:p text:style-name="P9">A partir de aquí se ha hecho Continuous Deployment hasta conseguir que los validadores no encontrasen problemas.</text:p>
      <text:h text:style-name="Heading_20_1" text:outline-level="1"><text:bookmark-start text:name="__RefHeading___Toc3729_997465945"/><text:soft-page-break/>Justificació<text:span text:style-name="T4">n</text:span> de l<text:span text:style-name="T4">a</text:span>s decision<text:span text:style-name="T4">e</text:span>s <text:span text:style-name="T4">tomadas</text:span> en el des<text:span text:style-name="T4">arrollo</text:span><text:bookmark-end text:name="__RefHeading___Toc3729_997465945"/></text:h>
      <text:h text:style-name="Heading_20_2" text:outline-level="2"><text:bookmark-start text:name="__RefHeading___Toc3731_997465945"/>Decisiones sobre la estructura de archivos<text:bookmark-end text:name="__RefHeading___Toc3731_997465945"/></text:h>
      <text:p text:style-name="P9">Se ha utilizado la misma estructura de carpetas que la propuesta en el Boilerplate. Al principio estudié la posibilidad de utilizar la estructura de archivos de SMACSS o ITCSS pero se ha descartado dado lo reducido del proyecto. <text:span text:style-name="T22">Al utilizar la librería de componentes Bootstrap todavía se ha reducido más el tamaño del archivo css.</text:span></text:p>
      <text:h text:style-name="P54" text:outline-level="2"><text:bookmark-start text:name="__RefHeading___Toc919_1686681249"/>Decisiones sobre cuando usar Bootstrap<text:bookmark-end text:name="__RefHeading___Toc919_1686681249"/></text:h>
      <text:p text:style-name="P48">Con el objetivo de aprender a utilizar al máximo la librería se han utilizado sus componentes en casi todo el proyecto. El resultado es que prácticamente no he tenido que escribir código css. Sólo en tres excepciones:</text:p>
      <text:p text:style-name="P43"><text:span text:style-name="T23">1.- El logo, ya que en este caso me ha parecido más simple al tener que aplicar la fuente de “</text:span><text:span text:style-name="T10">$font-family-headers”</text:span><text:span text:style-name="T24"> al texto, y un tamaño de imágen muy reducido.</text:span></text:p>
      <text:p text:style-name="P44">2.- En el poster para poder llevar a la práctica lo aprendido en el curso. Aunque no creo que bootstrap tenga la suficiente flexibilidad para trabajar de esta forma con grid.</text:p>
      <text:p text:style-name="P44">3.- En la página de los componentes del grupo por indicación del enunciado de la práctica.</text:p>
      <text:p text:style-name="P44">En el escaso código css escrito se ha utilizado BEM para nombrar los selectores y se han seguido las recomendaciones de @mdo.</text:p>
      <text:h text:style-name="Heading_20_2" text:outline-level="2"><text:bookmark-start text:name="__RefHeading___Toc921_1686681249"/>Importación de Bootstrap<text:bookmark-end text:name="__RefHeading___Toc921_1686681249"/></text:h>
      <text:p text:style-name="P44">He seguido las instrucciones para incorporar sólo las partes de Bootstrap que necesito y reducir el tiempo de carga de las páginas.</text:p>
      <text:p text:style-name="P44">En main.scss</text:p>
      <text:p text:style-name="P20"><text:span text:style-name="T25">@import</text:span> <text:span text:style-name="T11">"bootstrap/scss/_functions"</text:span>;</text:p>
      <text:p text:style-name="P21"><text:span text:style-name="T25">@import</text:span> <text:span text:style-name="T11">"bootstrap/scss/_variables"</text:span>;</text:p>
      <text:p text:style-name="P21"><text:span text:style-name="T25">@import</text:span> <text:span text:style-name="T11">"bootstrap/scss/_mixins"</text:span>;</text:p>
      <text:p text:style-name="P21"><text:span text:style-name="T25">@import</text:span> <text:span text:style-name="T11">"bootstrap/scss/_utilities"</text:span>;</text:p>
      <text:p text:style-name="P21"><text:span text:style-name="T25">@import</text:span> <text:span text:style-name="T11">"bootstrap/scss/_root"</text:span>;</text:p>
      <text:p text:style-name="P21"><text:span text:style-name="T25">@import</text:span> <text:span text:style-name="T11">"bootstrap/scss/_reboot"</text:span>;</text:p>
      <text:p text:style-name="P21"><text:span text:style-name="T25">@import</text:span> <text:span text:style-name="T11">"bootstrap/scss/_buttons"</text:span>;</text:p>
      <text:p text:style-name="P21"><text:span text:style-name="T25">@import</text:span> <text:span text:style-name="T11">"bootstrap/scss/_carousel"</text:span>;</text:p>
      <text:p text:style-name="P21"><text:span text:style-name="T25">@import</text:span> <text:span text:style-name="T11">"bootstrap/scss/_close"</text:span>;</text:p>
      <text:p text:style-name="P21"><text:span text:style-name="T25">@import</text:span> <text:span text:style-name="T11">"bootstrap/scss/_containers"</text:span>;</text:p>
      <text:p text:style-name="P21"><text:span text:style-name="T25">@import</text:span> <text:span text:style-name="T11">"bootstrap/scss/_forms"</text:span>;</text:p>
      <text:p text:style-name="P21"><text:span text:style-name="T25">@import</text:span> <text:span text:style-name="T11">"bootstrap/scss/_grid"</text:span>;</text:p>
      <text:p text:style-name="P21"><text:span text:style-name="T25">@import</text:span> <text:span text:style-name="T11">"bootstrap/scss/_list-group"</text:span>;</text:p>
      <text:p text:style-name="P21"><text:span text:style-name="T25">@import</text:span> <text:span text:style-name="T11">"bootstrap/scss/_modal"</text:span>;</text:p>
      <text:p text:style-name="P21"><text:span text:style-name="T25">@import</text:span> <text:span text:style-name="T11">"bootstrap/scss/_nav"</text:span>;</text:p>
      <text:p text:style-name="P21"><text:span text:style-name="T25">@import</text:span> <text:span text:style-name="T11">"bootstrap/scss/_navbar"</text:span>;</text:p>
      <text:p text:style-name="P21"><text:span text:style-name="T25">@import</text:span> <text:span text:style-name="T11">"bootstrap/scss/_helpers"</text:span>;</text:p>
      <text:p text:style-name="P21"><text:span text:style-name="T25">@import</text:span> <text:span text:style-name="T11">"bootstrap/scss/_type"</text:span>;</text:p>
      <text:p text:style-name="P21"><text:span text:style-name="T25">@import</text:span> <text:span text:style-name="T11">"bootstrap/scss/utilities/_api"</text:span>;</text:p>
      <text:p text:style-name="P44"><text:soft-page-break/>En main.js</text:p>
      <text:p text:style-name="P20"><text:span text:style-name="T25">import</text:span> <text:span text:style-name="T11">'bootstrap/js/dist/carousel'</text:span>;</text:p>
      <text:p text:style-name="P21"><text:span text:style-name="T25">import</text:span> <text:span text:style-name="T11">'bootstrap/js/dist/modal'</text:span>;</text:p>
      <text:p text:style-name="P59"><text:span text:style-name="T25">import</text:span> <text:span text:style-name="T11">'bootstrap/js/dist/collapse'</text:span>;</text:p>
      <text:p text:style-name="P44"/>
      <text:h text:style-name="Heading_20_2" text:outline-level="2"><text:bookmark-start text:name="__RefHeading___Toc923_1686681249"/>Customize de Bootstrap<text:bookmark-end text:name="__RefHeading___Toc923_1686681249"/></text:h>
      <text:p text:style-name="P44">He customizado <text:s/><text:span text:style-name="T28">la paleta de colores:</text:span></text:p>
      <text:p text:style-name="P20"><text:span text:style-name="T8">$primary</text:span>: <text:span text:style-name="T11">#17a095</text:span>;</text:p>
      <text:p text:style-name="P21"><text:span text:style-name="T8">$secondary</text:span>: <text:span text:style-name="T11">#6590aa</text:span>;</text:p>
      <text:p text:style-name="P21"><text:span text:style-name="T8">$success</text:span>:  <text:span text:style-name="T11">#c49815</text:span>;</text:p>
      <text:p text:style-name="P21"><text:span text:style-name="T8">$dark</text:span>:<text:span text:style-name="T11">#444</text:span>;</text:p>
      <text:p text:style-name="P24"/>
      <text:p text:style-name="P21"><text:span text:style-name="T8">$theme-colors</text:span>: (</text:p>
      <text:p text:style-name="P23">  <text:span text:style-name="T12">"primary"</text:span><text:span text:style-name="T5">:    </text:span><text:span text:style-name="T9">$primary</text:span><text:span text:style-name="T5">,</text:span></text:p>
      <text:p text:style-name="P23">  <text:span text:style-name="T12">"secondary"</text:span><text:span text:style-name="T5">:  </text:span><text:span text:style-name="T9">$secondary</text:span><text:span text:style-name="T5">,</text:span></text:p>
      <text:p text:style-name="P23">  <text:span text:style-name="T12">"success"</text:span><text:span text:style-name="T5">:    </text:span><text:span text:style-name="T9">$success</text:span><text:span text:style-name="T5">,</text:span></text:p>
      <text:p text:style-name="P23">  <text:span text:style-name="T12">"dark"</text:span><text:span text:style-name="T5">:       </text:span><text:span text:style-name="T9">$dark</text:span></text:p>
      <text:p text:style-name="P21">);</text:p>
      <text:p text:style-name="P21"/>
      <text:p text:style-name="P44"/>
      <text:p text:style-name="P45">Y las fuentes de base para el texto</text:p>
      <text:p text:style-name="P22"><text:span text:style-name="T8">$font-family-base</text:span>: <text:span text:style-name="T11">'Montserrat'</text:span>, <text:span text:style-name="T11">serif</text:span>;</text:p>
      <text:p text:style-name="P45"/>
      <text:h text:style-name="Heading_20_2" text:outline-level="2"><text:bookmark-start text:name="__RefHeading___Toc925_1686681249"/>Soporte de grid<text:bookmark-end text:name="__RefHeading___Toc925_1686681249"/></text:h>
      <text:p text:style-name="P45">El poster de la página de portada se ha desarrollado con grid siguiendo las explicaciones del curso. Al ser un layout no soportado por navegadores antiguos se ha utilizado la querie:</text:p>
      <text:p text:style-name="P46"><text:span text:style-name="T28"><text:s/></text:span><text:span text:style-name="T27">@supports</text:span><text:span text:style-name="T6"> (</text:span><text:span text:style-name="T10">display</text:span><text:span text:style-name="T6">:</text:span><text:span text:style-name="T13">grid</text:span><text:span text:style-name="T6">) </text:span><text:span text:style-name="T7">{ … }</text:span></text:p>
      <text:p text:style-name="P45">Para la aplicación de estilos en caso de no soportarse grid inicialmente se intentó</text:p>
      <text:p text:style-name="P46"><text:span text:style-name="T28"><text:s/></text:span><text:span text:style-name="T27">@supports</text:span><text:span text:style-name="T6"> </text:span><text:span text:style-name="T7">not </text:span><text:span text:style-name="T6">(</text:span><text:span text:style-name="T10">display</text:span><text:span text:style-name="T6">:</text:span><text:span text:style-name="T13">grid</text:span><text:span text:style-name="T6">) </text:span><text:span text:style-name="T7">{ … }</text:span></text:p>
      <text:p text:style-name="P45">siguiendo las instrucciones de MDN</text:p>
      <text:p text:style-name="P45">El problema surge con Internet Explorer que no es capaz de interpretar la querie y no tienen en cuenta los selectores incluidos.</text:p>
      <text:p text:style-name="P45">Para salvar el problema se ha decidido primero escribir el código para los navegadores que no soportan grid sin querie de supports, para luego reescribir el código para aquellos navegadores que sí lo soportan con supports grid, <text:s/><text:span text:style-name="T29">siguiendo el patrón que se conoce como "progressive enhancement".</text:span></text:p>
      <text:p text:style-name="P47">Cuando no hay soporte grid se ha utilizado el layout flex en su lugar.</text:p>
      <text:p text:style-name="P45"/>
      <text:h text:style-name="Heading_20_2" text:outline-level="2"><text:bookmark-start text:name="__RefHeading___Toc3735_997465945"/><text:soft-page-break/>Decisiones <text:span text:style-name="T33">de diseño</text:span> <text:span text:style-name="T32">del sitio </text:span>web<text:bookmark-end text:name="__RefHeading___Toc3735_997465945"/></text:h>
      <text:p text:style-name="P11">La página de ha dividido en 4 grandes <text:span text:style-name="T29">áreas.</text:span> Una cabecera, un menú de navegación, un contenido y un pie de página. <text:span text:style-name="T18">Utilizando las etiquetas semánticas propias de HTML-5 para mejorar la accesibilidad.</text:span></text:p>
      <text:p text:style-name="P11"/>
      <text:p text:style-name="P27">Los menús se han implementado con Navbar de Bootstrap</text:p>
      <text:p text:style-name="P27"/>
      <text:p text:style-name="P12"><text:span text:style-name="T29">Aunque el diseño inicial según los wireframes es sobre dispositivos de escritorio, <text:s/>s</text:span>e ha utilizado un desarrollo first-mobile ya que he considerado que es la mejor manera de que se vea bien en dispositivos pequeños. </text:p>
      <text:p text:style-name="P10"/>
      <text:p text:style-name="P10">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10"/>
      <text:p text:style-name="P10">Primero se ha desarrollado la web sin puntos de ruptura y probado en dispositivos tipo móvil. En segundo lugar se ha añadido el punto a 768px para adaptar el funcionamiento a tables, para finalmente añadir el punto de ruptura para visualizar en formato escritorio.</text:p>
      <text:p text:style-name="P10"/>
      <text:p text:style-name="P10">Todo ello para seguir la metodología first-mobile.</text:p>
      <text:p text:style-name="P10"/>
      <text:p text:style-name="P13">Se ha añadido javascript para utilizar la función de accesibilidad de la dependencia <text:span text:style-name="T2">accessibility. </text:span>Cualquier esfuerzo por mejorar la accesibilidad de una página vale la pena. Aunque hay que decir que con este módulo el esfuerzo ha sido mínimo.</text:p>
      <text:p text:style-name="P26"/>
      <text:p text:style-name="P13"/>
      <text:h text:style-name="Heading_20_3" text:outline-level="3"><text:bookmark-start text:name="__RefHeading___Toc927_1686681249"/>Página: <text:span text:style-name="T32">Portada</text:span><text:bookmark-end text:name="__RefHeading___Toc927_1686681249"/></text:h>
      <text:p text:style-name="P25">Se ha utilizado un diseño tipo <text:span text:style-name="T32">póster</text:span> para dispositivos a partir de tamaño tablet.</text:p>
      <text:p text:style-name="P25"/>
      <text:h text:style-name="Heading_20_3" text:outline-level="3"><text:bookmark-start text:name="__RefHeading___Toc929_1686681249"/>Página: La Banda<text:bookmark-end text:name="__RefHeading___Toc929_1686681249"/></text:h>
      <text:p text:style-name="P25">Se ha utilizado un diseño en flex wrap para dispositivos a partir de tamaño tablet.</text:p>
      <text:p text:style-name="P55"><text:span text:style-name="T35">Para cada componente del grupo se ha asignado un tamaño fijo de 45% en tablet (2 columnas) y 30% en escritorio (3 columnas), con flex-grow y flex-shrink a 0. Al tener 8 miembros en una distribución de 3 columnas quedan 2 miembros en la última fila. Para mantener una apariencia de tamaña de columna homogénea se han utilizado para flex-grow y flex-shrink el valor 0 que impide que se reparta el espacio disponible. Se ha considerado la mejor opción de diseño.</text:span></text:p>
      <text:p text:style-name="P55"/>
      <text:p text:style-name="P58"><text:span text:style-name="T14">.banda</text:span> {</text:p>
      <text:p text:style-name="P23">  <text:span text:style-name="T9">margin</text:span><text:span text:style-name="T5">: </text:span><text:span text:style-name="T16">0</text:span><text:span text:style-name="T5">;</text:span></text:p>
      <text:p text:style-name="P23">  <text:span text:style-name="T9">padding-right</text:span><text:span text:style-name="T5">: </text:span><text:span text:style-name="T16">.5em</text:span><text:span text:style-name="T5">;</text:span></text:p>
      <text:p text:style-name="P23">  <text:span text:style-name="T9">padding-left</text:span><text:span text:style-name="T5">: </text:span><text:span text:style-name="T16">.5em</text:span><text:span text:style-name="T5">;</text:span></text:p>
      <text:p text:style-name="P23">  <text:span text:style-name="T9">list-style</text:span><text:span text:style-name="T5">: </text:span><text:span text:style-name="T12">none</text:span><text:span text:style-name="T5">;</text:span></text:p>
      <text:p text:style-name="P24"/>
      <text:p text:style-name="P23"> <text:span text:style-name="T26">@media</text:span><text:span text:style-name="T5"> </text:span><text:span text:style-name="T26">only</text:span><text:span text:style-name="T5"> </text:span><text:span text:style-name="T12">screen</text:span><text:span text:style-name="T5"> and (</text:span><text:span text:style-name="T9">min-width</text:span><text:span text:style-name="T5">: </text:span><text:span text:style-name="T16">768px</text:span><text:span text:style-name="T5">) {</text:span></text:p>
      <text:p text:style-name="P23">      <text:span text:style-name="T9">display</text:span><text:span text:style-name="T5">: </text:span><text:span text:style-name="T12">flex</text:span><text:span text:style-name="T5">;</text:span></text:p>
      <text:p text:style-name="P23">      <text:span text:style-name="T9">flex-flow</text:span><text:span text:style-name="T5">: </text:span><text:span text:style-name="T12">row</text:span><text:span text:style-name="T5"> </text:span><text:span text:style-name="T12">wrap</text:span><text:span text:style-name="T5">;</text:span></text:p>
      <text:p text:style-name="P23">      <text:span text:style-name="T9">justify-content</text:span><text:span text:style-name="T5">: </text:span><text:span text:style-name="T12">center</text:span><text:span text:style-name="T5">;</text:span></text:p>
      <text:p text:style-name="P23"><text:soft-page-break/>  <text:span text:style-name="T5">}</text:span></text:p>
      <text:p text:style-name="P24"/>
      <text:p text:style-name="P21">}</text:p>
      <text:p text:style-name="P24"/>
      <text:p text:style-name="P21"><text:span text:style-name="T14">.miembro</text:span> {</text:p>
      <text:p text:style-name="P23">  <text:span text:style-name="T9">margin-bottom</text:span><text:span text:style-name="T5">: </text:span><text:span text:style-name="T16">1em</text:span><text:span text:style-name="T5">;</text:span></text:p>
      <text:p text:style-name="P24"/>
      <text:p text:style-name="P23"> <text:span text:style-name="T26">@media</text:span><text:span text:style-name="T5"> </text:span><text:span text:style-name="T26">only</text:span><text:span text:style-name="T5"> </text:span><text:span text:style-name="T12">screen</text:span><text:span text:style-name="T5"> and (</text:span><text:span text:style-name="T9">min-width</text:span><text:span text:style-name="T5">: </text:span><text:span text:style-name="T16">768px</text:span><text:span text:style-name="T5">) {</text:span></text:p>
      <text:p text:style-name="P23">      <text:span text:style-name="T9">flex</text:span><text:span text:style-name="T5">: </text:span><text:span text:style-name="T16">0</text:span><text:span text:style-name="T5"> </text:span><text:span text:style-name="T16">0</text:span><text:span text:style-name="T5"> </text:span><text:span text:style-name="T16">45%</text:span><text:span text:style-name="T5">;</text:span></text:p>
      <text:p text:style-name="P23">      <text:span text:style-name="T9">margin-bottom</text:span><text:span text:style-name="T5">: </text:span><text:span text:style-name="T16">1.5em</text:span><text:span text:style-name="T5">;</text:span></text:p>
      <text:p text:style-name="P23">      <text:span text:style-name="T9">margin-left</text:span><text:span text:style-name="T5">: </text:span><text:span text:style-name="T16">1.5em</text:span><text:span text:style-name="T5">;</text:span></text:p>
      <text:p text:style-name="P23">      <text:span text:style-name="T9">display</text:span><text:span text:style-name="T5">: </text:span><text:span text:style-name="T12">flex</text:span><text:span text:style-name="T5">;</text:span></text:p>
      <text:p text:style-name="P23">      <text:span text:style-name="T9">flex-direction</text:span><text:span text:style-name="T5">: </text:span><text:span text:style-name="T12">column</text:span><text:span text:style-name="T5">;</text:span></text:p>
      <text:p text:style-name="P23">      <text:span text:style-name="T9">justify-content</text:span><text:span text:style-name="T5">: </text:span><text:span text:style-name="T12">space-between</text:span><text:span text:style-name="T5">;</text:span></text:p>
      <text:p text:style-name="P23"> <text:span text:style-name="T5">}</text:span></text:p>
      <text:p text:style-name="P24"/>
      <text:p text:style-name="P23"> <text:span text:style-name="T26">@media</text:span><text:span text:style-name="T5"> </text:span><text:span text:style-name="T26">only</text:span><text:span text:style-name="T5"> </text:span><text:span text:style-name="T12">screen</text:span><text:span text:style-name="T5"> and (</text:span><text:span text:style-name="T9">min-width</text:span><text:span text:style-name="T5">: </text:span><text:span text:style-name="T16">1440px</text:span><text:span text:style-name="T5">) {</text:span></text:p>
      <text:p text:style-name="P23">      <text:span text:style-name="T9">flex</text:span><text:span text:style-name="T5">: </text:span><text:span text:style-name="T16">0</text:span><text:span text:style-name="T5"> </text:span><text:span text:style-name="T16">0</text:span><text:span text:style-name="T5"> </text:span><text:span text:style-name="T16">30%</text:span><text:span text:style-name="T5">;</text:span></text:p>
      <text:p text:style-name="P23"> <text:span text:style-name="T5">}</text:span></text:p>
      <text:p text:style-name="P24"/>
      <text:p text:style-name="P21">}</text:p>
      <text:p text:style-name="P58"><text:span text:style-name="T5"/></text:p>
      <text:h text:style-name="Heading_20_3" text:outline-level="3"><text:bookmark-start text:name="__RefHeading___Toc931_1686681249"/>Página: La Historia<text:bookmark-end text:name="__RefHeading___Toc931_1686681249"/></text:h>
      <text:p text:style-name="P25">Página muy sencilla en la que se ha explorado el uso de <text:span text:style-name="T30">Utilities</text:span> y <text:span text:style-name="T30">Content</text:span> de bootstrap </text:p>
      <text:p text:style-name="P25"/>
      <text:h text:style-name="Heading_20_3" text:outline-level="3"><text:bookmark-start text:name="__RefHeading___Toc933_1686681249"/>Página: Gira 2021<text:bookmark-end text:name="__RefHeading___Toc933_1686681249"/></text:h>
      <text:p text:style-name="P25"><text:span text:style-name="T31">Lo más destacable es que</text:span> se han utilizado los <text:span text:style-name="T31">componentes Carousel, Modal y Forms</text:span></text:p>
      <text:h text:style-name="Heading_20_1" text:outline-level="1"><text:bookmark-start text:name="__RefHeading___Toc3737_997465945"/>Justificaci<text:span text:style-name="T19">ón</text:span> de la <text:span text:style-name="T19">selección</text:span> de la metodolog<text:span text:style-name="T19">í</text:span>a <text:span text:style-name="T19">y</text:span> gu<text:span text:style-name="T19">ía</text:span> d<text:span text:style-name="T19">e </text:span>estil<text:span text:style-name="T19">os</text:span> <text:span text:style-name="T19">y</text:span> mem<text:span text:style-name="T19">o</text:span>ria de l<text:span text:style-name="T19">a </text:span>aplicació<text:span text:style-name="T19">n</text:span> de l<text:span text:style-name="T19">o</text:span>s criteri<text:span text:style-name="T19">o</text:span>s <text:span text:style-name="T19">elegido</text:span>s.<text:bookmark-end text:name="__RefHeading___Toc3737_997465945"/></text:h>
      <text:p text:style-name="P13">Para el desarrollo de la práctica se ha seguido la guía de estilos de mdo en combinación con la metodología BEM.</text:p>
      <text:p text:style-name="P13">Se ha escogido mdo como guía por considerarla muy completa y además fácilmente trasladable a reglas de stylelint.</text:p>
      <text:p text:style-name="P13">Como metodología se utiliza BEM ya que se considera <text:span text:style-name="T20">que el contenido de la página se adapta muy bien a una división del tipo: bloque – elemento – modificador. Además también permite fácilmente mejorar la reutilización del código, mejora la modularidad y la estructura de nuestro CSS y reduce mucho la especifidad en los selectores.</text:span></text:p>
      <text:p text:style-name="P14">He escogido esta metodología por delante de OOCSS ya que me ha gustado mucho la forma de nombrar los selectores y una vez seleccionada para el naming <text:span text:style-name="T21">es más fácil continuar con la misma metodología. </text:span></text:p>
      <text:p text:style-name="P15">Quizás para proyectos más grandes es mejor utilizar OOCSS al facilitat más la división entre container y contenido, y entre estructura y skin. Aunque lo cierto es que para tomar una decisión final necesitaría la experiencia de trabajar en proyectos más complejos en ambas metodologías.</text:p>
      <text:p text:style-name="P15"/>
      <text:p text:style-name="P15"><text:soft-page-break/>Como ya he indicado, dado el reducido tamaño del proyecto, no se ha utilizado ni <text:s/>SMACSS ni ITCSS para la división de los archivos css. </text:p>
      <text:p text:style-name="P28"/>
      <text:p text:style-name="P28">La metodología no está reñida con el uso de Bootstrap ya que esta librería está básicamente enfocada a la reducción al máximo de la codificación css utilizando selectores completamente reutilizables y con mínima especifidad. </text:p>
      <text:p text:style-name="P28"/>
      <text:p text:style-name="P28">En el caso de Bloques de estructuras más complejas es cuando se ha utilizado BEM. Tal como ya he indicado en tres bloques: logo, poster y banda.</text:p>
      <text:p text:style-name="P28"/>
      <text:h text:style-name="Heading_20_1" text:outline-level="1"><text:bookmark-start text:name="__RefHeading___Toc3741_997465945"/>Conclusiones<text:bookmark-end text:name="__RefHeading___Toc3741_997465945"/></text:h>
      <text:p text:style-name="P29">He podido comprobar que bootstrap es una herramienta pensada para olvidarse de escribir css. Solamente con conocimientos de HTML es posible crear páginas muy completas y visualmente atractivas.</text:p>
      <text:p text:style-name="P29"><text:s/>Aunque su uso pueda parecer una decisión errónea por el riesgo de crear sitios web clonados de otros que usa bootstrap, la flexibilidad que ofrece en cuanto a configuración es lo suficiente alta como para que sean lo suficientemente originales.</text:p>
      <text:p text:style-name="P30">Además siempre se puede compaginar su uso con la utilización de nuestros propios selectores. Bootstrap para facilitar la codificación y nuestros selectores para conseguir un efecto diferenciador.</text:p>
      <text:p text:style-name="P30"/>
      <text:p text:style-name="P30">Un ejemplo lo encontramos en esta misma práctica en el caso del poster de la página principal.</text:p>
      <text:p text:style-name="P30"/>
      <text:p text:style-name="P30">Indicar también que la aparición de los layouts: grid y flex han facilitado enormemente el diseño responsive de las páginas web. Algo fundamental en el panorama actual con tan alta variedad de dispositivos.</text:p>
      <text:p text:style-name="P30"/>
      <text:h text:style-name="Heading_20_1" text:outline-level="1"><text:bookmark-start text:name="__RefHeading___Toc1902_1686681249"/>Anexo I. Enlaces a las fuentes de las imágenes con licencias gratuitas o Creative Commons<text:bookmark-end text:name="__RefHeading___Toc1902_1686681249"/></text:h>
      <text:p text:style-name="P32">Conciertos</text:p>
      <text:p text:style-name="P32"><text:a xlink:type="simple" xlink:href="https://upload.wikimedia.org/wikipedia/commons/7/78/Concierto_OT_BCN_2018.png" text:style-name="Internet_20_link" text:visited-style-name="Visited_20_Internet_20_Link">https://upload.wikimedia.org/wikipedia/commons/7/78/Concierto_OT_BCN_2018.png</text:a></text:p>
      <text:p text:style-name="P32"><text:a xlink:type="simple" xlink:href="https://upload.wikimedia.org/wikipedia/commons/6/63/Natalia_Lafourcade_en_concierto.jpg" text:style-name="Internet_20_link" text:visited-style-name="Visited_20_Internet_20_Link">https://upload.wikimedia.org/wikipedia/commons/6/63/Natalia_Lafourcade_en_concierto.jpg</text:a></text:p>
      <text:p text:style-name="P32"/>
      <text:p text:style-name="P33">La historia</text:p>
      <text:p text:style-name="P32"><text:a xlink:type="simple" xlink:href="https://pixnio.com/people/crowd/music-concert-performance-music-stage-festival-nightclub-audience" text:style-name="Internet_20_link" text:visited-style-name="Visited_20_Internet_20_Link">https://pixnio.com/people/crowd/music-concert-performance-music-stage-festival-nightclub-audience</text:a></text:p>
      <text:p text:style-name="P32"/>
      <text:p text:style-name="P32"/>
      <text:p text:style-name="P34">Guitarra logo</text:p>
      <text:p text:style-name="P34"><text:a xlink:type="simple" xlink:href="https://pixabay.com/es/photos/guitarra-guitarra-eléctrica-2957224/" text:style-name="Internet_20_link" text:visited-style-name="Visited_20_Internet_20_Link">https://pixabay.com/es/photos/guitarra-guitarra-el%C3%A9ctrica-2957224/</text:a></text:p>
      <text:p text:style-name="P34"/>
      <text:p text:style-name="P34"/>
      <text:p text:style-name="P35">Gutiarra <text:span text:style-name="T34">eléctrica</text:span></text:p>
      <text:p text:style-name="P35"><text:a xlink:type="simple" xlink:href="https://pixnio.com/es/fondos-de-pantalla/guitarrista-musica-guitarra-electrica-altavoz-musico-instrumento-sonido" text:style-name="Internet_20_link" text:visited-style-name="Visited_20_Internet_20_Link">https://pixnio.com/es/fondos-de-pantalla/guitarrista-musica-guitarra-electrica-altavoz-musico-instrumento-sonido</text:a></text:p>
      <text:p text:style-name="P35"/>
      <text:p text:style-name="P35">Acustica</text:p>
      <text:p text:style-name="P35"><text:soft-page-break/><text:a xlink:type="simple" xlink:href="https://pixnio.com/es/gente/mujeres/mujer-guitarra-clasica-guitarra-acustica-bajo-musica-guitarrista-melodia" text:style-name="Internet_20_link" text:visited-style-name="Visited_20_Internet_20_Link">https://pixnio.com/es/gente/mujeres/mujer-guitarra-clasica-guitarra-acustica-bajo-musica-guitarrista-melodia</text:a></text:p>
      <text:p text:style-name="P35"/>
      <text:p text:style-name="P36">Saxo</text:p>
      <text:p text:style-name="P36"><text:a xlink:type="simple" xlink:href="https://pixabay.com/es/photos/saxofón-instrumento-musical-música-3246650/" text:style-name="Internet_20_link" text:visited-style-name="Visited_20_Internet_20_Link">https://pixabay.com/es/photos/saxof%C3%B3n-instrumento-musical-m%C3%BAsica-3246650/</text:a></text:p>
      <text:p text:style-name="P36"/>
      <text:p text:style-name="P37">bateria</text:p>
      <text:p text:style-name="P37"><text:a xlink:type="simple" xlink:href="https://pixabay.com/es/photos/batería-conjunto-personas-hombre-2599508/" text:style-name="Internet_20_link" text:visited-style-name="Visited_20_Internet_20_Link">https://pixabay.com/es/photos/bater%C3%ADa-conjunto-personas-hombre-2599508/</text:a></text:p>
      <text:p text:style-name="P37"/>
      <text:p text:style-name="P37">piano</text:p>
      <text:p text:style-name="P37"><text:a xlink:type="simple" xlink:href="https://pixnio.com/es/diverso/piano-musico-artista-sonido-mano-pianista" text:style-name="Internet_20_link" text:visited-style-name="Visited_20_Internet_20_Link">https://pixnio.com/es/diverso/piano-musico-artista-sonido-mano-pianista</text:a></text:p>
      <text:p text:style-name="P37"/>
      <text:p text:style-name="P37">acordeon</text:p>
      <text:p text:style-name="P37"><text:a xlink:type="simple" xlink:href="https://pixnio.com/es/media/musico-acordeon-contacto-directo-musica-instrumento" text:style-name="Internet_20_link" text:visited-style-name="Visited_20_Internet_20_Link">https://pixnio.com/es/media/musico-acordeon-contacto-directo-musica-instrumento</text:a></text:p>
      <text:p text:style-name="P37"/>
      <text:p text:style-name="P38">violin</text:p>
      <text:p text:style-name="P38"><text:a xlink:type="simple" xlink:href="https://pixnio.com/es/gente/mujeres/mujer-artista-violin-musica" text:style-name="Internet_20_link" text:visited-style-name="Visited_20_Internet_20_Link">https://pixnio.com/es/gente/mujeres/mujer-artista-violin-musica</text:a></text:p>
      <text:p text:style-name="P38"/>
      <text:p text:style-name="P38">cantante</text:p>
      <text:p text:style-name="P38"><text:a xlink:type="simple" xlink:href="https://pixabay.com/es/photos/cantante-sillouette-concierto-1595864/" text:style-name="Internet_20_link" text:visited-style-name="Visited_20_Internet_20_Link">https://pixabay.com/es/photos/cantante-sillouette-concierto-1595864/</text:a></text:p>
      <text:p text:style-name="P39"/>
      <text:p text:style-name="P37"/>
      <text:p text:style-name="P32"/>
      <text:p text:style-name="P31">Campo mallorca</text:p>
      <text:p text:style-name="P31"><text:a xlink:type="simple" xlink:href="https://commons.wikimedia.org/wiki/File:Mallorca0-2Leganes.jpg" text:style-name="Internet_20_link" text:visited-style-name="Visited_20_Internet_20_Link">https://commons.wikimedia.org/wiki/File:Mallorca0-2Leganes.jpg</text:a></text:p>
      <text:p text:style-name="P31"/>
      <text:p text:style-name="P31">Plaza Toros</text:p>
      <text:p text:style-name="P31"><text:a xlink:type="simple" xlink:href="https://commons.wikimedia.org/wiki/File:Die_Arena_des_Colisseu_Balear_umfasst_11.000_Quadratmeter_-_panoramio.jpg" text:style-name="Internet_20_link" text:visited-style-name="Visited_20_Internet_20_Link">https://commons.wikimedia.org/wiki/File:Die_Arena_des_Colisseu_Balear_umfasst_11.000_Quadratmeter_-_panoramio.jpg</text:a></text:p>
      <text:p text:style-name="P31"/>
      <text:p text:style-name="P31"><text:span text:style-name="T34">Pabellón</text:span> multiusos</text:p>
      <text:p text:style-name="P31"><text:a xlink:type="simple" xlink:href="https://commons.wikimedia.org/wiki/File:Multiusos_Fontes_do_Sar_-_02.jpg" text:style-name="Internet_20_link" text:visited-style-name="Visited_20_Internet_20_Link">https://commons.wikimedia.org/wiki/File:Multiusos_Fontes_do_Sar_-_02.jpg</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1de9d8"/>
    </style:style>
    <style:style style:name="MT1" style:family="text">
      <style:text-properties officeooo:rsid="002de5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8 - Eines HTML i CSS II aula 1 – <text:span text:style-name="MT1">PEC 2</text:span><text:tab/><text:page-number text:select-page="current">8</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6T13:15:34.416000000</meta:creation-date>
    <dc:date>2021-04-18T10:38:42.517000000</dc:date>
    <meta:editing-duration>PT47M19S</meta:editing-duration>
    <meta:editing-cycles>12</meta:editing-cycles>
    <meta:generator>LibreOffice/6.3.3.2$Windows_X86_64 LibreOffice_project/a64200df03143b798afd1ec74a12ab50359878ed</meta:generator>
    <meta:document-statistic meta:table-count="0" meta:image-count="0" meta:object-count="0" meta:page-count="8" meta:paragraph-count="185" meta:word-count="1758" meta:character-count="12608" meta:non-whitespace-character-count="10921"/>
  </office:meta>
</office:document-meta>
</file>